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49E000003D00BA912EE6C956E4B.png" manifest:media-type="image/png"/>
  <manifest:file-entry manifest:full-path="Pictures/10000000000005BC000001BA47BDE8837435BF0F.png" manifest:media-type="image/png"/>
  <manifest:file-entry manifest:full-path="Pictures/10000000000003EE000003ACACAD95B5E620B083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Verdana" svg:font-family="Verdan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user-transformed="true">
          <draw:text-box>
            <text:p>Lab 4</text:p>
          </draw:text-box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9.134cm" svg:x="1.27cm" svg:y="0.391cm" presentation:class="outline" presentation:user-transformed="true">
          <draw:text-box>
            <text:list text:style-name="L2">
              <text:list-item>
                <text:p>Step 1: <text:line-break/>Create an <text:line-break/>HTML form</text:p>
              </text:list-item>
            </text:list>
          </draw:text-box>
        </draw:frame>
        <draw:frame draw:style-name="gr2" draw:text-style-name="P2" draw:layer="layout" svg:width="16.854cm" svg:height="15.749cm" svg:x="10.795cm" svg:y="0cm">
          <draw:image xlink:href="Pictures/10000000000003EE000003ACACAD95B5E620B08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layer="layout" svg:width="25.199cm" svg:height="12.184cm" svg:x="1.4cm" svg:y="0.635cm" presentation:class="outline" presentation:user-transformed="true">
          <draw:text-box>
            <text:list text:style-name="L2">
              <text:list-item>
                <text:p>Step 2: Make it send an email<text:line-break/></text:p>
              </text:list-item>
            </text:list>
          </draw:text-box>
        </draw:frame>
        <draw:frame draw:style-name="gr2" draw:text-style-name="P2" draw:layer="layout" svg:width="27.999cm" svg:height="8.429cm" svg:x="0.073cm" svg:y="4.065cm">
          <draw:image xlink:href="Pictures/10000000000005BC000001BA47BDE8837435BF0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layer="layout" svg:width="25.199cm" svg:height="9.134cm" svg:x="1.27cm" svg:y="0.391cm" presentation:class="outline" presentation:user-transformed="true">
          <draw:text-box>
            <text:list text:style-name="L2">
              <text:list-item>
                <text:p>Step 3: Create a JSON file with fake people who entered the form</text:p>
              </text:list-item>
            </text:list>
          </draw:text-box>
        </draw:frame>
        <draw:frame draw:style-name="gr2" draw:text-style-name="P2" draw:layer="layout" svg:width="19.073cm" svg:height="15.749cm" svg:x="4.422cm" svg:y="3.175cm">
          <draw:image xlink:href="Pictures/100000000000049E000003D00BA912EE6C956E4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Verdana" svg:font-family="Verdan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Arial" style:font-size-asian="24pt" style:language-asian="zh" style:country-asian="CN" style:font-name-complex="Verdan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Tanesha Morris</meta:initial-creator>
    <meta:creation-date>2023-04-25T13:20:23.463114600</meta:creation-date>
    <dc:date>2023-04-25T13:23:37.156188720</dc:date>
    <dc:creator>Tanesha Morris</dc:creator>
    <meta:editing-duration>PT3M14S</meta:editing-duration>
    <meta:editing-cycles>1</meta:editing-cycles>
    <meta:document-statistic meta:object-count="37"/>
    <meta:generator>LibreOffice/7.5.2.2$Linux_X86_64 LibreOffice_project/50$Build-2</meta:generator>
  </office:meta>
</office:document-meta>
</file>